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23-09-2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20-12-17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8-12-18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8-01-0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6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6-03-0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5-02-26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4-02-2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2-12-1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2-08-14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2-01-05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1-06-1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0-12-21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0-06-14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10-01-1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09-06-1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09-01-2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08-01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07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06-12-18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06-02-15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05-07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5094483801</text:p>
          </table:table-cell>
          <table:table-cell office:value-type="string" calcext:value-type="string">
            <text:p>2002-08-2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